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ning_time_shellSort" table:style-name="ta1">
        <table:shapes>
          <draw:frame draw:z-index="0" draw:style-name="gr1" draw:text-style-name="P1" svg:width="23.2748in" svg:height="13.0929in" svg:x="4.7217in" svg:y="0.8783in">
            <draw:object draw:notify-on-update-of-ranges="running_time_shellSort.A2:running_time_shellSort.A101 running_time_shellSort.B2:running_time_shellSort.B101 running_time_shellSort.A2:running_time_shellSort.A101 running_time_shellSort.C2:running_time_shellSort.C101 running_time_shellSort.A2:running_time_shellSort.A101 running_time_shellSort.D2:running_time_shellSort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unning time of sorting algorithm: 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1433" calcext:value-type="float">
            <text:p>143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9" calcext:value-type="float">
            <text:p>49</text:p>
          </table:table-cell>
          <table:table-cell office:value-type="float" office:value="3591" calcext:value-type="float">
            <text:p>359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5" calcext:value-type="float">
            <text:p>65</text:p>
          </table:table-cell>
          <table:table-cell office:value-type="float" office:value="5191" calcext:value-type="float">
            <text:p>5191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3" calcext:value-type="float">
            <text:p>83</text:p>
          </table:table-cell>
          <table:table-cell office:value-type="float" office:value="9312" calcext:value-type="float">
            <text:p>931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2" calcext:value-type="float">
            <text:p>102</text:p>
          </table:table-cell>
          <table:table-cell office:value-type="float" office:value="12131" calcext:value-type="float">
            <text:p>12131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8" calcext:value-type="float">
            <text:p>118</text:p>
          </table:table-cell>
          <table:table-cell office:value-type="float" office:value="15283" calcext:value-type="float">
            <text:p>1528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2" calcext:value-type="float">
            <text:p>142</text:p>
          </table:table-cell>
          <table:table-cell office:value-type="float" office:value="22340" calcext:value-type="float">
            <text:p>22340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6" calcext:value-type="float">
            <text:p>166</text:p>
          </table:table-cell>
          <table:table-cell office:value-type="float" office:value="27109" calcext:value-type="float">
            <text:p>27109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76" calcext:value-type="float">
            <text:p>176</text:p>
          </table:table-cell>
          <table:table-cell office:value-type="float" office:value="31176" calcext:value-type="float">
            <text:p>31176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28" calcext:value-type="float">
            <text:p>228</text:p>
          </table:table-cell>
          <table:table-cell office:value-type="float" office:value="40737" calcext:value-type="float">
            <text:p>40737</text:p>
          </table:table-cell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29" calcext:value-type="float">
            <text:p>229</text:p>
          </table:table-cell>
          <table:table-cell office:value-type="float" office:value="46953" calcext:value-type="float">
            <text:p>46953</text:p>
          </table:table-cell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73" calcext:value-type="float">
            <text:p>273</text:p>
          </table:table-cell>
          <table:table-cell office:value-type="float" office:value="57547" calcext:value-type="float">
            <text:p>57547</text:p>
          </table:table-cell>
          <table:table-cell office:value-type="float" office:value="10545" calcext:value-type="float">
            <text:p>1054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75" calcext:value-type="float">
            <text:p>275</text:p>
          </table:table-cell>
          <table:table-cell office:value-type="float" office:value="72429" calcext:value-type="float">
            <text:p>72429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81" calcext:value-type="float">
            <text:p>281</text:p>
          </table:table-cell>
          <table:table-cell office:value-type="float" office:value="67606" calcext:value-type="float">
            <text:p>67606</text:p>
          </table:table-cell>
          <table:table-cell office:value-type="float" office:value="13439" calcext:value-type="float">
            <text:p>1343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00" calcext:value-type="float">
            <text:p>300</text:p>
          </table:table-cell>
          <table:table-cell office:value-type="float" office:value="72614" calcext:value-type="float">
            <text:p>72614</text:p>
          </table:table-cell>
          <table:table-cell office:value-type="float" office:value="14536" calcext:value-type="float">
            <text:p>1453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58" calcext:value-type="float">
            <text:p>358</text:p>
          </table:table-cell>
          <table:table-cell office:value-type="float" office:value="99145" calcext:value-type="float">
            <text:p>99145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81" calcext:value-type="float">
            <text:p>381</text:p>
          </table:table-cell>
          <table:table-cell office:value-type="float" office:value="119646" calcext:value-type="float">
            <text:p>119646</text:p>
          </table:table-cell>
          <table:table-cell office:value-type="float" office:value="17618" calcext:value-type="float">
            <text:p>1761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84" calcext:value-type="float">
            <text:p>384</text:p>
          </table:table-cell>
          <table:table-cell office:value-type="float" office:value="130509" calcext:value-type="float">
            <text:p>130509</text:p>
          </table:table-cell>
          <table:table-cell office:value-type="float" office:value="19630" calcext:value-type="float">
            <text:p>196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2" calcext:value-type="float">
            <text:p>402</text:p>
          </table:table-cell>
          <table:table-cell office:value-type="float" office:value="145193" calcext:value-type="float">
            <text:p>145193</text:p>
          </table:table-cell>
          <table:table-cell office:value-type="float" office:value="21841" calcext:value-type="float">
            <text:p>2184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68" calcext:value-type="float">
            <text:p>468</text:p>
          </table:table-cell>
          <table:table-cell office:value-type="float" office:value="162643" calcext:value-type="float">
            <text:p>162643</text:p>
          </table:table-cell>
          <table:table-cell office:value-type="float" office:value="23685" calcext:value-type="float">
            <text:p>2368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538" calcext:value-type="float">
            <text:p>538</text:p>
          </table:table-cell>
          <table:table-cell office:value-type="float" office:value="154185" calcext:value-type="float">
            <text:p>154185</text:p>
          </table:table-cell>
          <table:table-cell office:value-type="float" office:value="26582" calcext:value-type="float">
            <text:p>2658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04" calcext:value-type="float">
            <text:p>504</text:p>
          </table:table-cell>
          <table:table-cell office:value-type="float" office:value="203571" calcext:value-type="float">
            <text:p>203571</text:p>
          </table:table-cell>
          <table:table-cell office:value-type="float" office:value="28357" calcext:value-type="float">
            <text:p>2835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519" calcext:value-type="float">
            <text:p>519</text:p>
          </table:table-cell>
          <table:table-cell office:value-type="float" office:value="196381" calcext:value-type="float">
            <text:p>196381</text:p>
          </table:table-cell>
          <table:table-cell office:value-type="float" office:value="31253" calcext:value-type="float">
            <text:p>3125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07" calcext:value-type="float">
            <text:p>607</text:p>
          </table:table-cell>
          <table:table-cell office:value-type="float" office:value="200988" calcext:value-type="float">
            <text:p>200988</text:p>
          </table:table-cell>
          <table:table-cell office:value-type="float" office:value="34527" calcext:value-type="float">
            <text:p>3452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70" calcext:value-type="float">
            <text:p>670</text:p>
          </table:table-cell>
          <table:table-cell office:value-type="float" office:value="262945" calcext:value-type="float">
            <text:p>262945</text:p>
          </table:table-cell>
          <table:table-cell office:value-type="float" office:value="41453" calcext:value-type="float">
            <text:p>41453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04" calcext:value-type="float">
            <text:p>604</text:p>
          </table:table-cell>
          <table:table-cell office:value-type="float" office:value="284455" calcext:value-type="float">
            <text:p>284455</text:p>
          </table:table-cell>
          <table:table-cell office:value-type="float" office:value="41160" calcext:value-type="float">
            <text:p>4116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94" calcext:value-type="float">
            <text:p>594</text:p>
          </table:table-cell>
          <table:table-cell office:value-type="float" office:value="267521" calcext:value-type="float">
            <text:p>267521</text:p>
          </table:table-cell>
          <table:table-cell office:value-type="float" office:value="45732" calcext:value-type="float">
            <text:p>4573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78" calcext:value-type="float">
            <text:p>678</text:p>
          </table:table-cell>
          <table:table-cell office:value-type="float" office:value="281917" calcext:value-type="float">
            <text:p>281917</text:p>
          </table:table-cell>
          <table:table-cell office:value-type="float" office:value="43724" calcext:value-type="float">
            <text:p>4372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599" calcext:value-type="float">
            <text:p>599</text:p>
          </table:table-cell>
          <table:table-cell office:value-type="float" office:value="304648" calcext:value-type="float">
            <text:p>304648</text:p>
          </table:table-cell>
          <table:table-cell office:value-type="float" office:value="47416" calcext:value-type="float">
            <text:p>4741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69" calcext:value-type="float">
            <text:p>669</text:p>
          </table:table-cell>
          <table:table-cell office:value-type="float" office:value="325469" calcext:value-type="float">
            <text:p>325469</text:p>
          </table:table-cell>
          <table:table-cell office:value-type="float" office:value="52831" calcext:value-type="float">
            <text:p>5283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94" calcext:value-type="float">
            <text:p>694</text:p>
          </table:table-cell>
          <table:table-cell office:value-type="float" office:value="428858" calcext:value-type="float">
            <text:p>428858</text:p>
          </table:table-cell>
          <table:table-cell office:value-type="float" office:value="52972" calcext:value-type="float">
            <text:p>5297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95" calcext:value-type="float">
            <text:p>695</text:p>
          </table:table-cell>
          <table:table-cell office:value-type="float" office:value="435796" calcext:value-type="float">
            <text:p>435796</text:p>
          </table:table-cell>
          <table:table-cell office:value-type="float" office:value="54859" calcext:value-type="float">
            <text:p>5485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718" calcext:value-type="float">
            <text:p>718</text:p>
          </table:table-cell>
          <table:table-cell office:value-type="float" office:value="449895" calcext:value-type="float">
            <text:p>449895</text:p>
          </table:table-cell>
          <table:table-cell office:value-type="float" office:value="59246" calcext:value-type="float">
            <text:p>59246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742" calcext:value-type="float">
            <text:p>742</text:p>
          </table:table-cell>
          <table:table-cell office:value-type="float" office:value="498054" calcext:value-type="float">
            <text:p>498054</text:p>
          </table:table-cell>
          <table:table-cell office:value-type="float" office:value="62210" calcext:value-type="float">
            <text:p>6221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807" calcext:value-type="float">
            <text:p>807</text:p>
          </table:table-cell>
          <table:table-cell office:value-type="float" office:value="574709" calcext:value-type="float">
            <text:p>574709</text:p>
          </table:table-cell>
          <table:table-cell office:value-type="float" office:value="65457" calcext:value-type="float">
            <text:p>6545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767" calcext:value-type="float">
            <text:p>767</text:p>
          </table:table-cell>
          <table:table-cell office:value-type="float" office:value="565082" calcext:value-type="float">
            <text:p>565082</text:p>
          </table:table-cell>
          <table:table-cell office:value-type="float" office:value="69445" calcext:value-type="float">
            <text:p>6944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758" calcext:value-type="float">
            <text:p>758</text:p>
          </table:table-cell>
          <table:table-cell office:value-type="float" office:value="527303" calcext:value-type="float">
            <text:p>527303</text:p>
          </table:table-cell>
          <table:table-cell office:value-type="float" office:value="73781" calcext:value-type="float">
            <text:p>7378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848" calcext:value-type="float">
            <text:p>848</text:p>
          </table:table-cell>
          <table:table-cell office:value-type="float" office:value="536126" calcext:value-type="float">
            <text:p>536126</text:p>
          </table:table-cell>
          <table:table-cell office:value-type="float" office:value="77272" calcext:value-type="float">
            <text:p>7727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84" calcext:value-type="float">
            <text:p>884</text:p>
          </table:table-cell>
          <table:table-cell office:value-type="float" office:value="577760" calcext:value-type="float">
            <text:p>577760</text:p>
          </table:table-cell>
          <table:table-cell office:value-type="float" office:value="82715" calcext:value-type="float">
            <text:p>8271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900" calcext:value-type="float">
            <text:p>900</text:p>
          </table:table-cell>
          <table:table-cell office:value-type="float" office:value="703048" calcext:value-type="float">
            <text:p>703048</text:p>
          </table:table-cell>
          <table:table-cell office:value-type="float" office:value="85011" calcext:value-type="float">
            <text:p>8501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958" calcext:value-type="float">
            <text:p>958</text:p>
          </table:table-cell>
          <table:table-cell office:value-type="float" office:value="697779" calcext:value-type="float">
            <text:p>697779</text:p>
          </table:table-cell>
          <table:table-cell office:value-type="float" office:value="90321" calcext:value-type="float">
            <text:p>90321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042" calcext:value-type="float">
            <text:p>1042</text:p>
          </table:table-cell>
          <table:table-cell office:value-type="float" office:value="752974" calcext:value-type="float">
            <text:p>752974</text:p>
          </table:table-cell>
          <table:table-cell office:value-type="float" office:value="93722" calcext:value-type="float">
            <text:p>9372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040" calcext:value-type="float">
            <text:p>1040</text:p>
          </table:table-cell>
          <table:table-cell office:value-type="float" office:value="712809" calcext:value-type="float">
            <text:p>712809</text:p>
          </table:table-cell>
          <table:table-cell office:value-type="float" office:value="97978" calcext:value-type="float">
            <text:p>97978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554" calcext:value-type="float">
            <text:p>1554</text:p>
          </table:table-cell>
          <table:table-cell office:value-type="float" office:value="894764" calcext:value-type="float">
            <text:p>894764</text:p>
          </table:table-cell>
          <table:table-cell office:value-type="float" office:value="103011" calcext:value-type="float">
            <text:p>103011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098" calcext:value-type="float">
            <text:p>1098</text:p>
          </table:table-cell>
          <table:table-cell office:value-type="float" office:value="819713" calcext:value-type="float">
            <text:p>819713</text:p>
          </table:table-cell>
          <table:table-cell office:value-type="float" office:value="107801" calcext:value-type="float">
            <text:p>10780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033" calcext:value-type="float">
            <text:p>1033</text:p>
          </table:table-cell>
          <table:table-cell office:value-type="float" office:value="892514" calcext:value-type="float">
            <text:p>892514</text:p>
          </table:table-cell>
          <table:table-cell office:value-type="float" office:value="111745" calcext:value-type="float">
            <text:p>11174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083" calcext:value-type="float">
            <text:p>1083</text:p>
          </table:table-cell>
          <table:table-cell office:value-type="float" office:value="849855" calcext:value-type="float">
            <text:p>849855</text:p>
          </table:table-cell>
          <table:table-cell office:value-type="float" office:value="117215" calcext:value-type="float">
            <text:p>11721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017" calcext:value-type="float">
            <text:p>1017</text:p>
          </table:table-cell>
          <table:table-cell office:value-type="float" office:value="1096462" calcext:value-type="float">
            <text:p>1096462</text:p>
          </table:table-cell>
          <table:table-cell office:value-type="float" office:value="119812" calcext:value-type="float">
            <text:p>119812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076" calcext:value-type="float">
            <text:p>1076</text:p>
          </table:table-cell>
          <table:table-cell office:value-type="float" office:value="1034190" calcext:value-type="float">
            <text:p>1034190</text:p>
          </table:table-cell>
          <table:table-cell office:value-type="float" office:value="124649" calcext:value-type="float">
            <text:p>124649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112" calcext:value-type="float">
            <text:p>1112</text:p>
          </table:table-cell>
          <table:table-cell office:value-type="float" office:value="1234086" calcext:value-type="float">
            <text:p>1234086</text:p>
          </table:table-cell>
          <table:table-cell office:value-type="float" office:value="130802" calcext:value-type="float">
            <text:p>130802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145" calcext:value-type="float">
            <text:p>1145</text:p>
          </table:table-cell>
          <table:table-cell office:value-type="float" office:value="1099165" calcext:value-type="float">
            <text:p>1099165</text:p>
          </table:table-cell>
          <table:table-cell office:value-type="float" office:value="135512" calcext:value-type="float">
            <text:p>135512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170" calcext:value-type="float">
            <text:p>1170</text:p>
          </table:table-cell>
          <table:table-cell office:value-type="float" office:value="1142082" calcext:value-type="float">
            <text:p>1142082</text:p>
          </table:table-cell>
          <table:table-cell office:value-type="float" office:value="140093" calcext:value-type="float">
            <text:p>140093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423" calcext:value-type="float">
            <text:p>1423</text:p>
          </table:table-cell>
          <table:table-cell office:value-type="float" office:value="1333783" calcext:value-type="float">
            <text:p>1333783</text:p>
          </table:table-cell>
          <table:table-cell office:value-type="float" office:value="146912" calcext:value-type="float">
            <text:p>146912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1210" calcext:value-type="float">
            <text:p>1210</text:p>
          </table:table-cell>
          <table:table-cell office:value-type="float" office:value="1202933" calcext:value-type="float">
            <text:p>1202933</text:p>
          </table:table-cell>
          <table:table-cell office:value-type="float" office:value="152763" calcext:value-type="float">
            <text:p>152763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243" calcext:value-type="float">
            <text:p>1243</text:p>
          </table:table-cell>
          <table:table-cell office:value-type="float" office:value="1344010" calcext:value-type="float">
            <text:p>1344010</text:p>
          </table:table-cell>
          <table:table-cell office:value-type="float" office:value="157480" calcext:value-type="float">
            <text:p>157480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1438" calcext:value-type="float">
            <text:p>1438</text:p>
          </table:table-cell>
          <table:table-cell office:value-type="float" office:value="1215920" calcext:value-type="float">
            <text:p>1215920</text:p>
          </table:table-cell>
          <table:table-cell office:value-type="float" office:value="164205" calcext:value-type="float">
            <text:p>164205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1371" calcext:value-type="float">
            <text:p>1371</text:p>
          </table:table-cell>
          <table:table-cell office:value-type="float" office:value="1350514" calcext:value-type="float">
            <text:p>1350514</text:p>
          </table:table-cell>
          <table:table-cell office:value-type="float" office:value="168815" calcext:value-type="float">
            <text:p>168815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427" calcext:value-type="float">
            <text:p>1427</text:p>
          </table:table-cell>
          <table:table-cell office:value-type="float" office:value="1443159" calcext:value-type="float">
            <text:p>1443159</text:p>
          </table:table-cell>
          <table:table-cell office:value-type="float" office:value="173372" calcext:value-type="float">
            <text:p>173372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387" calcext:value-type="float">
            <text:p>1387</text:p>
          </table:table-cell>
          <table:table-cell office:value-type="float" office:value="1574679" calcext:value-type="float">
            <text:p>1574679</text:p>
          </table:table-cell>
          <table:table-cell office:value-type="float" office:value="179529" calcext:value-type="float">
            <text:p>17952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516" calcext:value-type="float">
            <text:p>1516</text:p>
          </table:table-cell>
          <table:table-cell office:value-type="float" office:value="1568626" calcext:value-type="float">
            <text:p>1568626</text:p>
          </table:table-cell>
          <table:table-cell office:value-type="float" office:value="186385" calcext:value-type="float">
            <text:p>18638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457" calcext:value-type="float">
            <text:p>1457</text:p>
          </table:table-cell>
          <table:table-cell office:value-type="float" office:value="1544043" calcext:value-type="float">
            <text:p>1544043</text:p>
          </table:table-cell>
          <table:table-cell office:value-type="float" office:value="190310" calcext:value-type="float">
            <text:p>190310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352" calcext:value-type="float">
            <text:p>1352</text:p>
          </table:table-cell>
          <table:table-cell office:value-type="float" office:value="1510873" calcext:value-type="float">
            <text:p>1510873</text:p>
          </table:table-cell>
          <table:table-cell office:value-type="float" office:value="197417" calcext:value-type="float">
            <text:p>197417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471" calcext:value-type="float">
            <text:p>1471</text:p>
          </table:table-cell>
          <table:table-cell office:value-type="float" office:value="1789233" calcext:value-type="float">
            <text:p>1789233</text:p>
          </table:table-cell>
          <table:table-cell office:value-type="float" office:value="204379" calcext:value-type="float">
            <text:p>204379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1913" calcext:value-type="float">
            <text:p>1913</text:p>
          </table:table-cell>
          <table:table-cell office:value-type="float" office:value="1805579" calcext:value-type="float">
            <text:p>1805579</text:p>
          </table:table-cell>
          <table:table-cell office:value-type="float" office:value="221292" calcext:value-type="float">
            <text:p>221292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533" calcext:value-type="float">
            <text:p>1533</text:p>
          </table:table-cell>
          <table:table-cell office:value-type="float" office:value="1759456" calcext:value-type="float">
            <text:p>1759456</text:p>
          </table:table-cell>
          <table:table-cell office:value-type="float" office:value="218646" calcext:value-type="float">
            <text:p>218646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453" calcext:value-type="float">
            <text:p>1453</text:p>
          </table:table-cell>
          <table:table-cell office:value-type="float" office:value="1962164" calcext:value-type="float">
            <text:p>1962164</text:p>
          </table:table-cell>
          <table:table-cell office:value-type="float" office:value="226857" calcext:value-type="float">
            <text:p>226857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723" calcext:value-type="float">
            <text:p>1723</text:p>
          </table:table-cell>
          <table:table-cell office:value-type="float" office:value="1956386" calcext:value-type="float">
            <text:p>1956386</text:p>
          </table:table-cell>
          <table:table-cell office:value-type="float" office:value="238120" calcext:value-type="float">
            <text:p>238120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706" calcext:value-type="float">
            <text:p>1706</text:p>
          </table:table-cell>
          <table:table-cell office:value-type="float" office:value="1757880" calcext:value-type="float">
            <text:p>1757880</text:p>
          </table:table-cell>
          <table:table-cell office:value-type="float" office:value="237956" calcext:value-type="float">
            <text:p>237956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468" calcext:value-type="float">
            <text:p>1468</text:p>
          </table:table-cell>
          <table:table-cell office:value-type="float" office:value="2206054" calcext:value-type="float">
            <text:p>2206054</text:p>
          </table:table-cell>
          <table:table-cell office:value-type="float" office:value="243952" calcext:value-type="float">
            <text:p>243952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1615" calcext:value-type="float">
            <text:p>1615</text:p>
          </table:table-cell>
          <table:table-cell office:value-type="float" office:value="2149512" calcext:value-type="float">
            <text:p>2149512</text:p>
          </table:table-cell>
          <table:table-cell office:value-type="float" office:value="253055" calcext:value-type="float">
            <text:p>253055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622" calcext:value-type="float">
            <text:p>1622</text:p>
          </table:table-cell>
          <table:table-cell office:value-type="float" office:value="1952489" calcext:value-type="float">
            <text:p>1952489</text:p>
          </table:table-cell>
          <table:table-cell office:value-type="float" office:value="260345" calcext:value-type="float">
            <text:p>260345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627" calcext:value-type="float">
            <text:p>1627</text:p>
          </table:table-cell>
          <table:table-cell office:value-type="float" office:value="2482502" calcext:value-type="float">
            <text:p>2482502</text:p>
          </table:table-cell>
          <table:table-cell office:value-type="float" office:value="266949" calcext:value-type="float">
            <text:p>266949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478" calcext:value-type="float">
            <text:p>1478</text:p>
          </table:table-cell>
          <table:table-cell office:value-type="float" office:value="2091879" calcext:value-type="float">
            <text:p>2091879</text:p>
          </table:table-cell>
          <table:table-cell office:value-type="float" office:value="274940" calcext:value-type="float">
            <text:p>274940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502" calcext:value-type="float">
            <text:p>1502</text:p>
          </table:table-cell>
          <table:table-cell office:value-type="float" office:value="2572218" calcext:value-type="float">
            <text:p>2572218</text:p>
          </table:table-cell>
          <table:table-cell office:value-type="float" office:value="281799" calcext:value-type="float">
            <text:p>281799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646" calcext:value-type="float">
            <text:p>1646</text:p>
          </table:table-cell>
          <table:table-cell office:value-type="float" office:value="2491379" calcext:value-type="float">
            <text:p>2491379</text:p>
          </table:table-cell>
          <table:table-cell office:value-type="float" office:value="288911" calcext:value-type="float">
            <text:p>288911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643" calcext:value-type="float">
            <text:p>1643</text:p>
          </table:table-cell>
          <table:table-cell office:value-type="float" office:value="2392864" calcext:value-type="float">
            <text:p>2392864</text:p>
          </table:table-cell>
          <table:table-cell office:value-type="float" office:value="297591" calcext:value-type="float">
            <text:p>297591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1596" calcext:value-type="float">
            <text:p>1596</text:p>
          </table:table-cell>
          <table:table-cell office:value-type="float" office:value="2537773" calcext:value-type="float">
            <text:p>2537773</text:p>
          </table:table-cell>
          <table:table-cell office:value-type="float" office:value="307872" calcext:value-type="float">
            <text:p>307872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662" calcext:value-type="float">
            <text:p>1662</text:p>
          </table:table-cell>
          <table:table-cell office:value-type="float" office:value="2998764" calcext:value-type="float">
            <text:p>2998764</text:p>
          </table:table-cell>
          <table:table-cell office:value-type="float" office:value="313855" calcext:value-type="float">
            <text:p>313855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756" calcext:value-type="float">
            <text:p>1756</text:p>
          </table:table-cell>
          <table:table-cell office:value-type="float" office:value="2694855" calcext:value-type="float">
            <text:p>2694855</text:p>
          </table:table-cell>
          <table:table-cell office:value-type="float" office:value="322086" calcext:value-type="float">
            <text:p>322086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1691" calcext:value-type="float">
            <text:p>1691</text:p>
          </table:table-cell>
          <table:table-cell office:value-type="float" office:value="3024688" calcext:value-type="float">
            <text:p>3024688</text:p>
          </table:table-cell>
          <table:table-cell office:value-type="float" office:value="328015" calcext:value-type="float">
            <text:p>328015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1843" calcext:value-type="float">
            <text:p>1843</text:p>
          </table:table-cell>
          <table:table-cell office:value-type="float" office:value="2807836" calcext:value-type="float">
            <text:p>2807836</text:p>
          </table:table-cell>
          <table:table-cell office:value-type="float" office:value="337907" calcext:value-type="float">
            <text:p>337907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1847" calcext:value-type="float">
            <text:p>1847</text:p>
          </table:table-cell>
          <table:table-cell office:value-type="float" office:value="2960044" calcext:value-type="float">
            <text:p>2960044</text:p>
          </table:table-cell>
          <table:table-cell office:value-type="float" office:value="344690" calcext:value-type="float">
            <text:p>344690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1826" calcext:value-type="float">
            <text:p>1826</text:p>
          </table:table-cell>
          <table:table-cell office:value-type="float" office:value="3111817" calcext:value-type="float">
            <text:p>3111817</text:p>
          </table:table-cell>
          <table:table-cell office:value-type="float" office:value="350944" calcext:value-type="float">
            <text:p>350944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1679" calcext:value-type="float">
            <text:p>1679</text:p>
          </table:table-cell>
          <table:table-cell office:value-type="float" office:value="3540878" calcext:value-type="float">
            <text:p>3540878</text:p>
          </table:table-cell>
          <table:table-cell office:value-type="float" office:value="371170" calcext:value-type="float">
            <text:p>371170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1862" calcext:value-type="float">
            <text:p>1862</text:p>
          </table:table-cell>
          <table:table-cell office:value-type="float" office:value="3126412" calcext:value-type="float">
            <text:p>3126412</text:p>
          </table:table-cell>
          <table:table-cell office:value-type="float" office:value="369115" calcext:value-type="float">
            <text:p>369115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2368" calcext:value-type="float">
            <text:p>2368</text:p>
          </table:table-cell>
          <table:table-cell office:value-type="float" office:value="3751331" calcext:value-type="float">
            <text:p>3751331</text:p>
          </table:table-cell>
          <table:table-cell office:value-type="float" office:value="378072" calcext:value-type="float">
            <text:p>378072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1945" calcext:value-type="float">
            <text:p>1945</text:p>
          </table:table-cell>
          <table:table-cell office:value-type="float" office:value="3569462" calcext:value-type="float">
            <text:p>3569462</text:p>
          </table:table-cell>
          <table:table-cell office:value-type="float" office:value="406564" calcext:value-type="float">
            <text:p>406564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1885" calcext:value-type="float">
            <text:p>1885</text:p>
          </table:table-cell>
          <table:table-cell office:value-type="float" office:value="3209144" calcext:value-type="float">
            <text:p>3209144</text:p>
          </table:table-cell>
          <table:table-cell office:value-type="float" office:value="396696" calcext:value-type="float">
            <text:p>396696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1968" calcext:value-type="float">
            <text:p>1968</text:p>
          </table:table-cell>
          <table:table-cell office:value-type="float" office:value="3713500" calcext:value-type="float">
            <text:p>3713500</text:p>
          </table:table-cell>
          <table:table-cell office:value-type="float" office:value="404042" calcext:value-type="float">
            <text:p>404042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957" calcext:value-type="float">
            <text:p>1957</text:p>
          </table:table-cell>
          <table:table-cell office:value-type="float" office:value="3532892" calcext:value-type="float">
            <text:p>3532892</text:p>
          </table:table-cell>
          <table:table-cell office:value-type="float" office:value="413557" calcext:value-type="float">
            <text:p>413557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1895" calcext:value-type="float">
            <text:p>1895</text:p>
          </table:table-cell>
          <table:table-cell office:value-type="float" office:value="3804122" calcext:value-type="float">
            <text:p>3804122</text:p>
          </table:table-cell>
          <table:table-cell office:value-type="float" office:value="420313" calcext:value-type="float">
            <text:p>420313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1856" calcext:value-type="float">
            <text:p>1856</text:p>
          </table:table-cell>
          <table:table-cell office:value-type="float" office:value="3897759" calcext:value-type="float">
            <text:p>3897759</text:p>
          </table:table-cell>
          <table:table-cell office:value-type="float" office:value="433246" calcext:value-type="float">
            <text:p>433246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2055" calcext:value-type="float">
            <text:p>2055</text:p>
          </table:table-cell>
          <table:table-cell office:value-type="float" office:value="3709524" calcext:value-type="float">
            <text:p>3709524</text:p>
          </table:table-cell>
          <table:table-cell office:value-type="float" office:value="438397" calcext:value-type="float">
            <text:p>438397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2060" calcext:value-type="float">
            <text:p>2060</text:p>
          </table:table-cell>
          <table:table-cell office:value-type="float" office:value="3626991" calcext:value-type="float">
            <text:p>3626991</text:p>
          </table:table-cell>
          <table:table-cell office:value-type="float" office:value="447869" calcext:value-type="float">
            <text:p>447869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2231" calcext:value-type="float">
            <text:p>2231</text:p>
          </table:table-cell>
          <table:table-cell office:value-type="float" office:value="4022942" calcext:value-type="float">
            <text:p>4022942</text:p>
          </table:table-cell>
          <table:table-cell office:value-type="float" office:value="458937" calcext:value-type="float">
            <text:p>458937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2156" calcext:value-type="float">
            <text:p>2156</text:p>
          </table:table-cell>
          <table:table-cell office:value-type="float" office:value="3826644" calcext:value-type="float">
            <text:p>3826644</text:p>
          </table:table-cell>
          <table:table-cell office:value-type="float" office:value="474364" calcext:value-type="float">
            <text:p>474364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2267" calcext:value-type="float">
            <text:p>2267</text:p>
          </table:table-cell>
          <table:table-cell office:value-type="float" office:value="4643811" calcext:value-type="float">
            <text:p>4643811</text:p>
          </table:table-cell>
          <table:table-cell office:value-type="float" office:value="480822" calcext:value-type="float">
            <text:p>480822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068" calcext:value-type="float">
            <text:p>2068</text:p>
          </table:table-cell>
          <table:table-cell office:value-type="float" office:value="4297668" calcext:value-type="float">
            <text:p>4297668</text:p>
          </table:table-cell>
          <table:table-cell office:value-type="float" office:value="492114" calcext:value-type="float">
            <text:p>492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6T02:55:34.777339005</dc:date>
    <meta:editing-duration>PT13M45S</meta:editing-duration>
    <meta:editing-cycles>2</meta:editing-cycles>
    <meta:generator>LibreOffice/6.4.7.2$Linux_X86_64 LibreOffice_project/40$Build-2</meta:generator>
    <meta:document-statistic meta:table-count="1" meta:cell-count="4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9.119cm" svg:height="33.257cm" xlink:href=".." xlink:type="simple" chart:class="chart:scatter" chart:style-name="ch1">
        <chart:legend chart:legend-position="end" svg:x="56.267cm" svg:y="15.831cm" style:legend-expansion="high" chart:style-name="ch2"/>
        <chart:plot-area chart:style-name="ch3" table:cell-range-address="running_time_shellSort.A2:running_time_shellSort.D101" svg:x="1.182cm" svg:y="0.665cm" svg:width="53.903cm" svg:height="31.927cm">
          <chartooo:coordinate-region svg:x="2.729cm" svg:y="0.864cm" svg:width="51.891cm" svg:height="31.0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ning_time_shellSort.B2:running_time_shellSort.B101" chart:class="chart:scatter">
            <chart:domain table:cell-range-address="running_time_shellSort.A2:running_time_shellSort.A101"/>
            <chart:data-point chart:repeated="100"/>
          </chart:series>
          <chart:series chart:style-name="ch7" chart:values-cell-range-address="running_time_shellSort.C2:running_time_shellSort.C101" chart:class="chart:scatter">
            <chart:data-point chart:repeated="100"/>
          </chart:series>
          <chart:series chart:style-name="ch8" chart:values-cell-range-address="running_time_shellSort.D2:running_time_shellSort.D10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unning_time_shellSort.A2:running_time_shellSort.A101</svg:desc>
                </draw:g>
              </table:table-cell>
              <table:table-cell office:value-type="float" office:value="2">
                <text:p>2</text:p>
                <draw:g>
                  <svg:desc>running_time_shellSort.B2:running_time_shellSort.B101</svg:desc>
                </draw:g>
              </table:table-cell>
              <table:table-cell office:value-type="float" office:value="8">
                <text:p>8</text:p>
                <draw:g>
                  <svg:desc>running_time_shellSort.C2:running_time_shellSort.C101</svg:desc>
                </draw:g>
              </table:table-cell>
              <table:table-cell office:value-type="float" office:value="11">
                <text:p>11</text:p>
                <draw:g>
                  <svg:desc>running_time_shellSort.D2:running_time_shellSort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509">
                <text:p>50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1433">
                <text:p>143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49">
                <text:p>49</text:p>
              </table:table-cell>
              <table:table-cell office:value-type="float" office:value="3591">
                <text:p>359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5191">
                <text:p>5191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83">
                <text:p>83</text:p>
              </table:table-cell>
              <table:table-cell office:value-type="float" office:value="9312">
                <text:p>9312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102">
                <text:p>102</text:p>
              </table:table-cell>
              <table:table-cell office:value-type="float" office:value="12131">
                <text:p>12131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118">
                <text:p>118</text:p>
              </table:table-cell>
              <table:table-cell office:value-type="float" office:value="15283">
                <text:p>152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142">
                <text:p>142</text:p>
              </table:table-cell>
              <table:table-cell office:value-type="float" office:value="22340">
                <text:p>22340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166">
                <text:p>166</text:p>
              </table:table-cell>
              <table:table-cell office:value-type="float" office:value="27109">
                <text:p>27109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176">
                <text:p>176</text:p>
              </table:table-cell>
              <table:table-cell office:value-type="float" office:value="31176">
                <text:p>31176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228">
                <text:p>228</text:p>
              </table:table-cell>
              <table:table-cell office:value-type="float" office:value="40737">
                <text:p>40737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">
                <text:p>1210</text:p>
              </table:table-cell>
              <table:table-cell office:value-type="float" office:value="229">
                <text:p>229</text:p>
              </table:table-cell>
              <table:table-cell office:value-type="float" office:value="46953">
                <text:p>46953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">
                <text:p>1310</text:p>
              </table:table-cell>
              <table:table-cell office:value-type="float" office:value="273">
                <text:p>273</text:p>
              </table:table-cell>
              <table:table-cell office:value-type="float" office:value="57547">
                <text:p>57547</text:p>
              </table:table-cell>
              <table:table-cell office:value-type="float" office:value="10545">
                <text:p>10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0">
                <text:p>1410</text:p>
              </table:table-cell>
              <table:table-cell office:value-type="float" office:value="275">
                <text:p>275</text:p>
              </table:table-cell>
              <table:table-cell office:value-type="float" office:value="72429">
                <text:p>72429</text:p>
              </table:table-cell>
              <table:table-cell office:value-type="float" office:value="11384">
                <text:p>11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281">
                <text:p>281</text:p>
              </table:table-cell>
              <table:table-cell office:value-type="float" office:value="67606">
                <text:p>67606</text:p>
              </table:table-cell>
              <table:table-cell office:value-type="float" office:value="13439">
                <text:p>13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0">
                <text:p>1610</text:p>
              </table:table-cell>
              <table:table-cell office:value-type="float" office:value="300">
                <text:p>300</text:p>
              </table:table-cell>
              <table:table-cell office:value-type="float" office:value="72614">
                <text:p>72614</text:p>
              </table:table-cell>
              <table:table-cell office:value-type="float" office:value="14536">
                <text:p>14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0">
                <text:p>1710</text:p>
              </table:table-cell>
              <table:table-cell office:value-type="float" office:value="358">
                <text:p>358</text:p>
              </table:table-cell>
              <table:table-cell office:value-type="float" office:value="99145">
                <text:p>99145</text:p>
              </table:table-cell>
              <table:table-cell office:value-type="float" office:value="16225">
                <text:p>16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">
                <text:p>1810</text:p>
              </table:table-cell>
              <table:table-cell office:value-type="float" office:value="381">
                <text:p>381</text:p>
              </table:table-cell>
              <table:table-cell office:value-type="float" office:value="119646">
                <text:p>119646</text:p>
              </table:table-cell>
              <table:table-cell office:value-type="float" office:value="17618">
                <text:p>17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384">
                <text:p>384</text:p>
              </table:table-cell>
              <table:table-cell office:value-type="float" office:value="130509">
                <text:p>130509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402">
                <text:p>402</text:p>
              </table:table-cell>
              <table:table-cell office:value-type="float" office:value="145193">
                <text:p>145193</text:p>
              </table:table-cell>
              <table:table-cell office:value-type="float" office:value="21841">
                <text:p>2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">
                <text:p>2110</text:p>
              </table:table-cell>
              <table:table-cell office:value-type="float" office:value="468">
                <text:p>468</text:p>
              </table:table-cell>
              <table:table-cell office:value-type="float" office:value="162643">
                <text:p>162643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0">
                <text:p>2210</text:p>
              </table:table-cell>
              <table:table-cell office:value-type="float" office:value="538">
                <text:p>538</text:p>
              </table:table-cell>
              <table:table-cell office:value-type="float" office:value="154185">
                <text:p>154185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504">
                <text:p>504</text:p>
              </table:table-cell>
              <table:table-cell office:value-type="float" office:value="203571">
                <text:p>203571</text:p>
              </table:table-cell>
              <table:table-cell office:value-type="float" office:value="28357">
                <text:p>28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">
                <text:p>2410</text:p>
              </table:table-cell>
              <table:table-cell office:value-type="float" office:value="519">
                <text:p>519</text:p>
              </table:table-cell>
              <table:table-cell office:value-type="float" office:value="196381">
                <text:p>196381</text:p>
              </table:table-cell>
              <table:table-cell office:value-type="float" office:value="31253">
                <text:p>31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0">
                <text:p>2510</text:p>
              </table:table-cell>
              <table:table-cell office:value-type="float" office:value="607">
                <text:p>607</text:p>
              </table:table-cell>
              <table:table-cell office:value-type="float" office:value="200988">
                <text:p>200988</text:p>
              </table:table-cell>
              <table:table-cell office:value-type="float" office:value="34527">
                <text:p>34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0">
                <text:p>2610</text:p>
              </table:table-cell>
              <table:table-cell office:value-type="float" office:value="670">
                <text:p>670</text:p>
              </table:table-cell>
              <table:table-cell office:value-type="float" office:value="262945">
                <text:p>262945</text:p>
              </table:table-cell>
              <table:table-cell office:value-type="float" office:value="41453">
                <text:p>41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0">
                <text:p>2710</text:p>
              </table:table-cell>
              <table:table-cell office:value-type="float" office:value="604">
                <text:p>604</text:p>
              </table:table-cell>
              <table:table-cell office:value-type="float" office:value="284455">
                <text:p>284455</text:p>
              </table:table-cell>
              <table:table-cell office:value-type="float" office:value="41160">
                <text:p>41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0">
                <text:p>2810</text:p>
              </table:table-cell>
              <table:table-cell office:value-type="float" office:value="594">
                <text:p>594</text:p>
              </table:table-cell>
              <table:table-cell office:value-type="float" office:value="267521">
                <text:p>267521</text:p>
              </table:table-cell>
              <table:table-cell office:value-type="float" office:value="45732">
                <text:p>45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678">
                <text:p>678</text:p>
              </table:table-cell>
              <table:table-cell office:value-type="float" office:value="281917">
                <text:p>281917</text:p>
              </table:table-cell>
              <table:table-cell office:value-type="float" office:value="43724">
                <text:p>43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0">
                <text:p>3010</text:p>
              </table:table-cell>
              <table:table-cell office:value-type="float" office:value="599">
                <text:p>599</text:p>
              </table:table-cell>
              <table:table-cell office:value-type="float" office:value="304648">
                <text:p>304648</text:p>
              </table:table-cell>
              <table:table-cell office:value-type="float" office:value="47416">
                <text:p>47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0">
                <text:p>3110</text:p>
              </table:table-cell>
              <table:table-cell office:value-type="float" office:value="669">
                <text:p>669</text:p>
              </table:table-cell>
              <table:table-cell office:value-type="float" office:value="325469">
                <text:p>325469</text:p>
              </table:table-cell>
              <table:table-cell office:value-type="float" office:value="52831">
                <text:p>52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0">
                <text:p>3210</text:p>
              </table:table-cell>
              <table:table-cell office:value-type="float" office:value="694">
                <text:p>694</text:p>
              </table:table-cell>
              <table:table-cell office:value-type="float" office:value="428858">
                <text:p>428858</text:p>
              </table:table-cell>
              <table:table-cell office:value-type="float" office:value="52972">
                <text:p>52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0">
                <text:p>3310</text:p>
              </table:table-cell>
              <table:table-cell office:value-type="float" office:value="695">
                <text:p>695</text:p>
              </table:table-cell>
              <table:table-cell office:value-type="float" office:value="435796">
                <text:p>435796</text:p>
              </table:table-cell>
              <table:table-cell office:value-type="float" office:value="54859">
                <text:p>54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0">
                <text:p>3410</text:p>
              </table:table-cell>
              <table:table-cell office:value-type="float" office:value="718">
                <text:p>718</text:p>
              </table:table-cell>
              <table:table-cell office:value-type="float" office:value="449895">
                <text:p>449895</text:p>
              </table:table-cell>
              <table:table-cell office:value-type="float" office:value="59246">
                <text:p>59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0">
                <text:p>3510</text:p>
              </table:table-cell>
              <table:table-cell office:value-type="float" office:value="742">
                <text:p>742</text:p>
              </table:table-cell>
              <table:table-cell office:value-type="float" office:value="498054">
                <text:p>498054</text:p>
              </table:table-cell>
              <table:table-cell office:value-type="float" office:value="62210">
                <text:p>622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">
                <text:p>3610</text:p>
              </table:table-cell>
              <table:table-cell office:value-type="float" office:value="807">
                <text:p>807</text:p>
              </table:table-cell>
              <table:table-cell office:value-type="float" office:value="574709">
                <text:p>574709</text:p>
              </table:table-cell>
              <table:table-cell office:value-type="float" office:value="65457">
                <text:p>65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0">
                <text:p>3710</text:p>
              </table:table-cell>
              <table:table-cell office:value-type="float" office:value="767">
                <text:p>767</text:p>
              </table:table-cell>
              <table:table-cell office:value-type="float" office:value="565082">
                <text:p>565082</text:p>
              </table:table-cell>
              <table:table-cell office:value-type="float" office:value="69445">
                <text:p>69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0">
                <text:p>3810</text:p>
              </table:table-cell>
              <table:table-cell office:value-type="float" office:value="758">
                <text:p>758</text:p>
              </table:table-cell>
              <table:table-cell office:value-type="float" office:value="527303">
                <text:p>527303</text:p>
              </table:table-cell>
              <table:table-cell office:value-type="float" office:value="73781">
                <text:p>73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0">
                <text:p>3910</text:p>
              </table:table-cell>
              <table:table-cell office:value-type="float" office:value="848">
                <text:p>848</text:p>
              </table:table-cell>
              <table:table-cell office:value-type="float" office:value="536126">
                <text:p>536126</text:p>
              </table:table-cell>
              <table:table-cell office:value-type="float" office:value="77272">
                <text:p>77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0">
                <text:p>4010</text:p>
              </table:table-cell>
              <table:table-cell office:value-type="float" office:value="884">
                <text:p>884</text:p>
              </table:table-cell>
              <table:table-cell office:value-type="float" office:value="577760">
                <text:p>577760</text:p>
              </table:table-cell>
              <table:table-cell office:value-type="float" office:value="82715">
                <text:p>82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0">
                <text:p>4110</text:p>
              </table:table-cell>
              <table:table-cell office:value-type="float" office:value="900">
                <text:p>900</text:p>
              </table:table-cell>
              <table:table-cell office:value-type="float" office:value="703048">
                <text:p>703048</text:p>
              </table:table-cell>
              <table:table-cell office:value-type="float" office:value="85011">
                <text:p>85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0">
                <text:p>4210</text:p>
              </table:table-cell>
              <table:table-cell office:value-type="float" office:value="958">
                <text:p>958</text:p>
              </table:table-cell>
              <table:table-cell office:value-type="float" office:value="697779">
                <text:p>697779</text:p>
              </table:table-cell>
              <table:table-cell office:value-type="float" office:value="90321">
                <text:p>90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0">
                <text:p>4310</text:p>
              </table:table-cell>
              <table:table-cell office:value-type="float" office:value="1042">
                <text:p>1042</text:p>
              </table:table-cell>
              <table:table-cell office:value-type="float" office:value="752974">
                <text:p>752974</text:p>
              </table:table-cell>
              <table:table-cell office:value-type="float" office:value="93722">
                <text:p>93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0">
                <text:p>4410</text:p>
              </table:table-cell>
              <table:table-cell office:value-type="float" office:value="1040">
                <text:p>1040</text:p>
              </table:table-cell>
              <table:table-cell office:value-type="float" office:value="712809">
                <text:p>712809</text:p>
              </table:table-cell>
              <table:table-cell office:value-type="float" office:value="97978">
                <text:p>97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10">
                <text:p>4510</text:p>
              </table:table-cell>
              <table:table-cell office:value-type="float" office:value="1554">
                <text:p>1554</text:p>
              </table:table-cell>
              <table:table-cell office:value-type="float" office:value="894764">
                <text:p>894764</text:p>
              </table:table-cell>
              <table:table-cell office:value-type="float" office:value="103011">
                <text:p>103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10">
                <text:p>4610</text:p>
              </table:table-cell>
              <table:table-cell office:value-type="float" office:value="1098">
                <text:p>1098</text:p>
              </table:table-cell>
              <table:table-cell office:value-type="float" office:value="819713">
                <text:p>819713</text:p>
              </table:table-cell>
              <table:table-cell office:value-type="float" office:value="107801">
                <text:p>107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1033">
                <text:p>1033</text:p>
              </table:table-cell>
              <table:table-cell office:value-type="float" office:value="892514">
                <text:p>892514</text:p>
              </table:table-cell>
              <table:table-cell office:value-type="float" office:value="111745">
                <text:p>111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0">
                <text:p>4810</text:p>
              </table:table-cell>
              <table:table-cell office:value-type="float" office:value="1083">
                <text:p>1083</text:p>
              </table:table-cell>
              <table:table-cell office:value-type="float" office:value="849855">
                <text:p>849855</text:p>
              </table:table-cell>
              <table:table-cell office:value-type="float" office:value="117215">
                <text:p>117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0">
                <text:p>4910</text:p>
              </table:table-cell>
              <table:table-cell office:value-type="float" office:value="1017">
                <text:p>1017</text:p>
              </table:table-cell>
              <table:table-cell office:value-type="float" office:value="1096462">
                <text:p>1096462</text:p>
              </table:table-cell>
              <table:table-cell office:value-type="float" office:value="119812">
                <text:p>119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0">
                <text:p>5010</text:p>
              </table:table-cell>
              <table:table-cell office:value-type="float" office:value="1076">
                <text:p>1076</text:p>
              </table:table-cell>
              <table:table-cell office:value-type="float" office:value="1034190">
                <text:p>1034190</text:p>
              </table:table-cell>
              <table:table-cell office:value-type="float" office:value="124649">
                <text:p>1246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0">
                <text:p>5110</text:p>
              </table:table-cell>
              <table:table-cell office:value-type="float" office:value="1112">
                <text:p>1112</text:p>
              </table:table-cell>
              <table:table-cell office:value-type="float" office:value="1234086">
                <text:p>1234086</text:p>
              </table:table-cell>
              <table:table-cell office:value-type="float" office:value="130802">
                <text:p>130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0">
                <text:p>5210</text:p>
              </table:table-cell>
              <table:table-cell office:value-type="float" office:value="1145">
                <text:p>1145</text:p>
              </table:table-cell>
              <table:table-cell office:value-type="float" office:value="1099165">
                <text:p>1099165</text:p>
              </table:table-cell>
              <table:table-cell office:value-type="float" office:value="135512">
                <text:p>135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10">
                <text:p>5310</text:p>
              </table:table-cell>
              <table:table-cell office:value-type="float" office:value="1170">
                <text:p>1170</text:p>
              </table:table-cell>
              <table:table-cell office:value-type="float" office:value="1142082">
                <text:p>1142082</text:p>
              </table:table-cell>
              <table:table-cell office:value-type="float" office:value="140093">
                <text:p>140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10">
                <text:p>5410</text:p>
              </table:table-cell>
              <table:table-cell office:value-type="float" office:value="1423">
                <text:p>1423</text:p>
              </table:table-cell>
              <table:table-cell office:value-type="float" office:value="1333783">
                <text:p>1333783</text:p>
              </table:table-cell>
              <table:table-cell office:value-type="float" office:value="146912">
                <text:p>146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0">
                <text:p>5510</text:p>
              </table:table-cell>
              <table:table-cell office:value-type="float" office:value="1210">
                <text:p>1210</text:p>
              </table:table-cell>
              <table:table-cell office:value-type="float" office:value="1202933">
                <text:p>1202933</text:p>
              </table:table-cell>
              <table:table-cell office:value-type="float" office:value="152763">
                <text:p>1527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0">
                <text:p>5610</text:p>
              </table:table-cell>
              <table:table-cell office:value-type="float" office:value="1243">
                <text:p>1243</text:p>
              </table:table-cell>
              <table:table-cell office:value-type="float" office:value="1344010">
                <text:p>1344010</text:p>
              </table:table-cell>
              <table:table-cell office:value-type="float" office:value="157480">
                <text:p>157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0">
                <text:p>5710</text:p>
              </table:table-cell>
              <table:table-cell office:value-type="float" office:value="1438">
                <text:p>1438</text:p>
              </table:table-cell>
              <table:table-cell office:value-type="float" office:value="1215920">
                <text:p>1215920</text:p>
              </table:table-cell>
              <table:table-cell office:value-type="float" office:value="164205">
                <text:p>164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0">
                <text:p>5810</text:p>
              </table:table-cell>
              <table:table-cell office:value-type="float" office:value="1371">
                <text:p>1371</text:p>
              </table:table-cell>
              <table:table-cell office:value-type="float" office:value="1350514">
                <text:p>1350514</text:p>
              </table:table-cell>
              <table:table-cell office:value-type="float" office:value="168815">
                <text:p>168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0">
                <text:p>5910</text:p>
              </table:table-cell>
              <table:table-cell office:value-type="float" office:value="1427">
                <text:p>1427</text:p>
              </table:table-cell>
              <table:table-cell office:value-type="float" office:value="1443159">
                <text:p>1443159</text:p>
              </table:table-cell>
              <table:table-cell office:value-type="float" office:value="173372">
                <text:p>173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0">
                <text:p>6010</text:p>
              </table:table-cell>
              <table:table-cell office:value-type="float" office:value="1387">
                <text:p>1387</text:p>
              </table:table-cell>
              <table:table-cell office:value-type="float" office:value="1574679">
                <text:p>1574679</text:p>
              </table:table-cell>
              <table:table-cell office:value-type="float" office:value="179529">
                <text:p>1795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0">
                <text:p>6110</text:p>
              </table:table-cell>
              <table:table-cell office:value-type="float" office:value="1516">
                <text:p>1516</text:p>
              </table:table-cell>
              <table:table-cell office:value-type="float" office:value="1568626">
                <text:p>1568626</text:p>
              </table:table-cell>
              <table:table-cell office:value-type="float" office:value="186385">
                <text:p>186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0">
                <text:p>6210</text:p>
              </table:table-cell>
              <table:table-cell office:value-type="float" office:value="1457">
                <text:p>1457</text:p>
              </table:table-cell>
              <table:table-cell office:value-type="float" office:value="1544043">
                <text:p>1544043</text:p>
              </table:table-cell>
              <table:table-cell office:value-type="float" office:value="190310">
                <text:p>1903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10">
                <text:p>6310</text:p>
              </table:table-cell>
              <table:table-cell office:value-type="float" office:value="1352">
                <text:p>1352</text:p>
              </table:table-cell>
              <table:table-cell office:value-type="float" office:value="1510873">
                <text:p>1510873</text:p>
              </table:table-cell>
              <table:table-cell office:value-type="float" office:value="197417">
                <text:p>1974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10">
                <text:p>6410</text:p>
              </table:table-cell>
              <table:table-cell office:value-type="float" office:value="1471">
                <text:p>1471</text:p>
              </table:table-cell>
              <table:table-cell office:value-type="float" office:value="1789233">
                <text:p>1789233</text:p>
              </table:table-cell>
              <table:table-cell office:value-type="float" office:value="204379">
                <text:p>204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0">
                <text:p>6510</text:p>
              </table:table-cell>
              <table:table-cell office:value-type="float" office:value="1913">
                <text:p>1913</text:p>
              </table:table-cell>
              <table:table-cell office:value-type="float" office:value="1805579">
                <text:p>1805579</text:p>
              </table:table-cell>
              <table:table-cell office:value-type="float" office:value="221292">
                <text:p>221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10">
                <text:p>6610</text:p>
              </table:table-cell>
              <table:table-cell office:value-type="float" office:value="1533">
                <text:p>1533</text:p>
              </table:table-cell>
              <table:table-cell office:value-type="float" office:value="1759456">
                <text:p>1759456</text:p>
              </table:table-cell>
              <table:table-cell office:value-type="float" office:value="218646">
                <text:p>2186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10">
                <text:p>6710</text:p>
              </table:table-cell>
              <table:table-cell office:value-type="float" office:value="1453">
                <text:p>1453</text:p>
              </table:table-cell>
              <table:table-cell office:value-type="float" office:value="1962164">
                <text:p>1962164</text:p>
              </table:table-cell>
              <table:table-cell office:value-type="float" office:value="226857">
                <text:p>226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0">
                <text:p>6810</text:p>
              </table:table-cell>
              <table:table-cell office:value-type="float" office:value="1723">
                <text:p>1723</text:p>
              </table:table-cell>
              <table:table-cell office:value-type="float" office:value="1956386">
                <text:p>1956386</text:p>
              </table:table-cell>
              <table:table-cell office:value-type="float" office:value="238120">
                <text:p>238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0">
                <text:p>6910</text:p>
              </table:table-cell>
              <table:table-cell office:value-type="float" office:value="1706">
                <text:p>1706</text:p>
              </table:table-cell>
              <table:table-cell office:value-type="float" office:value="1757880">
                <text:p>1757880</text:p>
              </table:table-cell>
              <table:table-cell office:value-type="float" office:value="237956">
                <text:p>237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0">
                <text:p>7010</text:p>
              </table:table-cell>
              <table:table-cell office:value-type="float" office:value="1468">
                <text:p>1468</text:p>
              </table:table-cell>
              <table:table-cell office:value-type="float" office:value="2206054">
                <text:p>2206054</text:p>
              </table:table-cell>
              <table:table-cell office:value-type="float" office:value="243952">
                <text:p>2439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10">
                <text:p>7110</text:p>
              </table:table-cell>
              <table:table-cell office:value-type="float" office:value="1615">
                <text:p>1615</text:p>
              </table:table-cell>
              <table:table-cell office:value-type="float" office:value="2149512">
                <text:p>2149512</text:p>
              </table:table-cell>
              <table:table-cell office:value-type="float" office:value="253055">
                <text:p>253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0">
                <text:p>7210</text:p>
              </table:table-cell>
              <table:table-cell office:value-type="float" office:value="1622">
                <text:p>1622</text:p>
              </table:table-cell>
              <table:table-cell office:value-type="float" office:value="1952489">
                <text:p>1952489</text:p>
              </table:table-cell>
              <table:table-cell office:value-type="float" office:value="260345">
                <text:p>260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0">
                <text:p>7310</text:p>
              </table:table-cell>
              <table:table-cell office:value-type="float" office:value="1627">
                <text:p>1627</text:p>
              </table:table-cell>
              <table:table-cell office:value-type="float" office:value="2482502">
                <text:p>2482502</text:p>
              </table:table-cell>
              <table:table-cell office:value-type="float" office:value="266949">
                <text:p>2669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0">
                <text:p>7410</text:p>
              </table:table-cell>
              <table:table-cell office:value-type="float" office:value="1478">
                <text:p>1478</text:p>
              </table:table-cell>
              <table:table-cell office:value-type="float" office:value="2091879">
                <text:p>2091879</text:p>
              </table:table-cell>
              <table:table-cell office:value-type="float" office:value="274940">
                <text:p>2749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0">
                <text:p>7510</text:p>
              </table:table-cell>
              <table:table-cell office:value-type="float" office:value="1502">
                <text:p>1502</text:p>
              </table:table-cell>
              <table:table-cell office:value-type="float" office:value="2572218">
                <text:p>2572218</text:p>
              </table:table-cell>
              <table:table-cell office:value-type="float" office:value="281799">
                <text:p>281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0">
                <text:p>7610</text:p>
              </table:table-cell>
              <table:table-cell office:value-type="float" office:value="1646">
                <text:p>1646</text:p>
              </table:table-cell>
              <table:table-cell office:value-type="float" office:value="2491379">
                <text:p>2491379</text:p>
              </table:table-cell>
              <table:table-cell office:value-type="float" office:value="288911">
                <text:p>288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0">
                <text:p>7710</text:p>
              </table:table-cell>
              <table:table-cell office:value-type="float" office:value="1643">
                <text:p>1643</text:p>
              </table:table-cell>
              <table:table-cell office:value-type="float" office:value="2392864">
                <text:p>2392864</text:p>
              </table:table-cell>
              <table:table-cell office:value-type="float" office:value="297591">
                <text:p>2975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10">
                <text:p>7810</text:p>
              </table:table-cell>
              <table:table-cell office:value-type="float" office:value="1596">
                <text:p>1596</text:p>
              </table:table-cell>
              <table:table-cell office:value-type="float" office:value="2537773">
                <text:p>2537773</text:p>
              </table:table-cell>
              <table:table-cell office:value-type="float" office:value="307872">
                <text:p>307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10">
                <text:p>7910</text:p>
              </table:table-cell>
              <table:table-cell office:value-type="float" office:value="1662">
                <text:p>1662</text:p>
              </table:table-cell>
              <table:table-cell office:value-type="float" office:value="2998764">
                <text:p>2998764</text:p>
              </table:table-cell>
              <table:table-cell office:value-type="float" office:value="313855">
                <text:p>313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0">
                <text:p>8010</text:p>
              </table:table-cell>
              <table:table-cell office:value-type="float" office:value="1756">
                <text:p>1756</text:p>
              </table:table-cell>
              <table:table-cell office:value-type="float" office:value="2694855">
                <text:p>2694855</text:p>
              </table:table-cell>
              <table:table-cell office:value-type="float" office:value="322086">
                <text:p>322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10">
                <text:p>8110</text:p>
              </table:table-cell>
              <table:table-cell office:value-type="float" office:value="1691">
                <text:p>1691</text:p>
              </table:table-cell>
              <table:table-cell office:value-type="float" office:value="3024688">
                <text:p>3024688</text:p>
              </table:table-cell>
              <table:table-cell office:value-type="float" office:value="328015">
                <text:p>328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10">
                <text:p>8210</text:p>
              </table:table-cell>
              <table:table-cell office:value-type="float" office:value="1843">
                <text:p>1843</text:p>
              </table:table-cell>
              <table:table-cell office:value-type="float" office:value="2807836">
                <text:p>2807836</text:p>
              </table:table-cell>
              <table:table-cell office:value-type="float" office:value="337907">
                <text:p>337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10">
                <text:p>8310</text:p>
              </table:table-cell>
              <table:table-cell office:value-type="float" office:value="1847">
                <text:p>1847</text:p>
              </table:table-cell>
              <table:table-cell office:value-type="float" office:value="2960044">
                <text:p>2960044</text:p>
              </table:table-cell>
              <table:table-cell office:value-type="float" office:value="344690">
                <text:p>3446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10">
                <text:p>8410</text:p>
              </table:table-cell>
              <table:table-cell office:value-type="float" office:value="1826">
                <text:p>1826</text:p>
              </table:table-cell>
              <table:table-cell office:value-type="float" office:value="3111817">
                <text:p>3111817</text:p>
              </table:table-cell>
              <table:table-cell office:value-type="float" office:value="350944">
                <text:p>350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0">
                <text:p>8510</text:p>
              </table:table-cell>
              <table:table-cell office:value-type="float" office:value="1679">
                <text:p>1679</text:p>
              </table:table-cell>
              <table:table-cell office:value-type="float" office:value="3540878">
                <text:p>3540878</text:p>
              </table:table-cell>
              <table:table-cell office:value-type="float" office:value="371170">
                <text:p>3711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1862">
                <text:p>1862</text:p>
              </table:table-cell>
              <table:table-cell office:value-type="float" office:value="3126412">
                <text:p>3126412</text:p>
              </table:table-cell>
              <table:table-cell office:value-type="float" office:value="369115">
                <text:p>369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0">
                <text:p>8710</text:p>
              </table:table-cell>
              <table:table-cell office:value-type="float" office:value="2368">
                <text:p>2368</text:p>
              </table:table-cell>
              <table:table-cell office:value-type="float" office:value="3751331">
                <text:p>3751331</text:p>
              </table:table-cell>
              <table:table-cell office:value-type="float" office:value="378072">
                <text:p>3780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0">
                <text:p>8810</text:p>
              </table:table-cell>
              <table:table-cell office:value-type="float" office:value="1945">
                <text:p>1945</text:p>
              </table:table-cell>
              <table:table-cell office:value-type="float" office:value="3569462">
                <text:p>3569462</text:p>
              </table:table-cell>
              <table:table-cell office:value-type="float" office:value="406564">
                <text:p>4065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10">
                <text:p>8910</text:p>
              </table:table-cell>
              <table:table-cell office:value-type="float" office:value="1885">
                <text:p>1885</text:p>
              </table:table-cell>
              <table:table-cell office:value-type="float" office:value="3209144">
                <text:p>3209144</text:p>
              </table:table-cell>
              <table:table-cell office:value-type="float" office:value="396696">
                <text:p>396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0">
                <text:p>9010</text:p>
              </table:table-cell>
              <table:table-cell office:value-type="float" office:value="1968">
                <text:p>1968</text:p>
              </table:table-cell>
              <table:table-cell office:value-type="float" office:value="3713500">
                <text:p>3713500</text:p>
              </table:table-cell>
              <table:table-cell office:value-type="float" office:value="404042">
                <text:p>404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10">
                <text:p>9110</text:p>
              </table:table-cell>
              <table:table-cell office:value-type="float" office:value="1957">
                <text:p>1957</text:p>
              </table:table-cell>
              <table:table-cell office:value-type="float" office:value="3532892">
                <text:p>3532892</text:p>
              </table:table-cell>
              <table:table-cell office:value-type="float" office:value="413557">
                <text:p>413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0">
                <text:p>9210</text:p>
              </table:table-cell>
              <table:table-cell office:value-type="float" office:value="1895">
                <text:p>1895</text:p>
              </table:table-cell>
              <table:table-cell office:value-type="float" office:value="3804122">
                <text:p>3804122</text:p>
              </table:table-cell>
              <table:table-cell office:value-type="float" office:value="420313">
                <text:p>420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0">
                <text:p>9310</text:p>
              </table:table-cell>
              <table:table-cell office:value-type="float" office:value="1856">
                <text:p>1856</text:p>
              </table:table-cell>
              <table:table-cell office:value-type="float" office:value="3897759">
                <text:p>3897759</text:p>
              </table:table-cell>
              <table:table-cell office:value-type="float" office:value="433246">
                <text:p>4332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10">
                <text:p>9410</text:p>
              </table:table-cell>
              <table:table-cell office:value-type="float" office:value="2055">
                <text:p>2055</text:p>
              </table:table-cell>
              <table:table-cell office:value-type="float" office:value="3709524">
                <text:p>3709524</text:p>
              </table:table-cell>
              <table:table-cell office:value-type="float" office:value="438397">
                <text:p>438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10">
                <text:p>9510</text:p>
              </table:table-cell>
              <table:table-cell office:value-type="float" office:value="2060">
                <text:p>2060</text:p>
              </table:table-cell>
              <table:table-cell office:value-type="float" office:value="3626991">
                <text:p>3626991</text:p>
              </table:table-cell>
              <table:table-cell office:value-type="float" office:value="447869">
                <text:p>447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10">
                <text:p>9610</text:p>
              </table:table-cell>
              <table:table-cell office:value-type="float" office:value="2231">
                <text:p>2231</text:p>
              </table:table-cell>
              <table:table-cell office:value-type="float" office:value="4022942">
                <text:p>4022942</text:p>
              </table:table-cell>
              <table:table-cell office:value-type="float" office:value="458937">
                <text:p>458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10">
                <text:p>9710</text:p>
              </table:table-cell>
              <table:table-cell office:value-type="float" office:value="2156">
                <text:p>2156</text:p>
              </table:table-cell>
              <table:table-cell office:value-type="float" office:value="3826644">
                <text:p>3826644</text:p>
              </table:table-cell>
              <table:table-cell office:value-type="float" office:value="474364">
                <text:p>474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0">
                <text:p>9810</text:p>
              </table:table-cell>
              <table:table-cell office:value-type="float" office:value="2267">
                <text:p>2267</text:p>
              </table:table-cell>
              <table:table-cell office:value-type="float" office:value="4643811">
                <text:p>4643811</text:p>
              </table:table-cell>
              <table:table-cell office:value-type="float" office:value="480822">
                <text:p>4808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10">
                <text:p>9910</text:p>
              </table:table-cell>
              <table:table-cell office:value-type="float" office:value="2068">
                <text:p>2068</text:p>
              </table:table-cell>
              <table:table-cell office:value-type="float" office:value="4297668">
                <text:p>4297668</text:p>
              </table:table-cell>
              <table:table-cell office:value-type="float" office:value="492114">
                <text:p>492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